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P1" style:family="paragraph" style:parent-style-name="Heading_20_3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Text_20_body" style:list-style-name="L1">
      <style:paragraph-properties fo:margin-top="0in" fo:margin-bottom="0in" style:contextual-spacing="false" fo:padding="0.0193in" fo:border="0.06pt solid #e3e3e3"/>
    </style:style>
    <style:style style:name="P4" style:family="paragraph" style:parent-style-name="Text_20_body" style:list-style-name="L1">
      <style:paragraph-properties fo:padding="0.0193in" fo:border="0.06pt solid #e3e3e3"/>
    </style:style>
    <style:style style:name="P5" style:family="paragraph" style:parent-style-name="Text_20_body" style:list-style-name="L2">
      <style:paragraph-properties fo:margin-top="0in" fo:margin-bottom="0in" style:contextual-spacing="false" fo:padding="0.0193in" fo:border="0.06pt solid #e3e3e3"/>
    </style:style>
    <style:style style:name="P6" style:family="paragraph" style:parent-style-name="Text_20_body" style:list-style-name="L2">
      <style:paragraph-properties fo:padding="0.0193in" fo:border="0.06pt solid #e3e3e3"/>
    </style:style>
    <style:style style:name="P7" style:family="paragraph" style:parent-style-name="Text_20_body" style:list-style-name="L3">
      <style:paragraph-properties fo:margin-top="0in" fo:margin-bottom="0in" style:contextual-spacing="false" fo:padding="0.0193in" fo:border="0.06pt solid #e3e3e3"/>
    </style:style>
    <style:style style:name="P8" style:family="paragraph" style:parent-style-name="Text_20_body" style:list-style-name="L3">
      <style:paragraph-properties fo:padding="0.0193in" fo:border="0.06pt solid #e3e3e3"/>
    </style:style>
    <style:style style:name="T1" style:family="text">
      <style:text-properties loext:padding="0.0193in" loext:border="0.06pt solid #e3e3e3"/>
    </style:style>
    <style:style style:name="T2" style:family="text">
      <style:text-properties officeooo:rsid="0000d805"/>
    </style:style>
    <style:style style:name="T3" style:family="text">
      <style:text-properties fo:font-variant="normal" fo:text-transform="none" fo:color="#ececec" loext:opacity="100%" style:font-name="ui-sans-serif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ui-sans-serif" fo:font-size="12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6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7" style:family="text">
      <style:text-properties fo:color="#000000" loext:opacity="100%" officeooo:rsid="0000d805"/>
    </style:style>
    <style:style style:name="T8" style:family="text">
      <style:text-properties fo:color="#000000" loext:opacity="100%" style:font-name="Arial" officeooo:rsid="0000d805"/>
    </style:style>
    <style:style style:name="T9" style:family="text">
      <style:text-properties style:font-name="Arial"/>
    </style:style>
    <style:style style:name="T10" style:family="text">
      <style:text-properties style:font-name="Arial" loext:padding="0.0193in" loext:border="0.06pt solid #e3e3e3"/>
    </style:style>
    <style:style style:name="T11" style:family="text">
      <style:text-properties style:font-name="Arial" officeooo:rsid="0000d805"/>
    </style:style>
    <style:style style:name="T12" style:family="text">
      <style:text-properties style:font-name="Arial" officeooo:rsid="00023b81"/>
    </style:style>
    <style:style style:name="T13" style:family="text">
      <style:text-properties officeooo:rsid="00023b8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istema: Academia</text:h>
      <text:list xml:id="list1249521634" text:style-name="L1">
        <text:list-item>
          <text:p text:style-name="P4"><text:span text:style-name="Strong_20_Emphasis"><text:span text:style-name="T10">Input de Energia</text:span></text:span><text:span text:style-name="T9">:</text:span><text:span text:style-name="Strong_20_Emphasis"><text:span text:style-name="T10"> </text:span></text:span><text:span text:style-name="T9"><text:s/></text:span><text:span text:style-name="T11">Alunos, </text:span><text:span text:style-name="T12">praticantes de esportes, etc.</text:span></text:p>
        </text:list-item>
        <text:list-item>
          <text:p text:style-name="P4"><text:span text:style-name="Strong_20_Emphasis"><text:span text:style-name="T10">Transformação</text:span></text:span><text:span text:style-name="T9">:</text:span><text:span text:style-name="Strong_20_Emphasis"><text:span text:style-name="T10"> </text:span></text:span><text:span text:style-name="T9"><text:s/></text:span><text:span text:style-name="T8">praticam esportes, musculação, dança, etc assim </text:span><text:span text:style-name="T5">desenvolvimento muscular, perda de peso, e melhoria na resistência cardiovascular.</text:span></text:p>
        </text:list-item>
        <text:list-item>
          <text:p text:style-name="P4"><text:span text:style-name="Strong_20_Emphasis"><text:span text:style-name="T10">Output de Energia</text:span></text:span><text:span text:style-name="T9">:</text:span><text:span text:style-name="Strong_20_Emphasis"><text:span text:style-name="T10"> </text:span></text:span><text:span text:style-name="T9"><text:s/>progresso físico dos clientes (como perda de peso, ganho de força, e melhoria na resistência cardiovascular), </text:span><text:span text:style-name="T11">um aluno melhor condicionado.</text:span></text:p>
        </text:list-item>
        <text:list-item>
          <text:p text:style-name="P4"><text:span text:style-name="Strong_20_Emphasis"><text:span text:style-name="T10">Sistema como Ciclo de Eventos (Feedback)</text:span></text:span><text:span text:style-name="T9">: A academia funciona com base em </text:span><text:span text:style-name="Strong_20_Emphasis"><text:span text:style-name="T10">feedback</text:span></text:span><text:span text:style-name="T9"> contínuo. Por exemplo, o feedback dos clientes sobre as aulas e equipamentos influencia as decisões sobre quais atividades continuar, modificar ou descontinuar. Os dados sobre a frequência dos clientes e o uso dos equipamentos também ajudam a ajustar a programação das aulas e a manutenção dos equipamentos.</text:span></text:p>
        </text:list-item>
        <text:list-item>
          <text:p text:style-name="P4"><text:span text:style-name="Strong_20_Emphasis"><text:span text:style-name="T10">Sintropia</text:span></text:span><text:span text:style-name="T9">:</text:span><text:span text:style-name="Strong_20_Emphasis"><text:span text:style-name="T10"> </text:span></text:span><text:span text:style-name="T9"><text:s/>pode ser observada na organização e gestão eficiente da academia. Desde a disposição dos equipamentos até a programação das aulas, tudo é estruturado para maximizar a eficácia do treinamento e a satisfação dos clientes.</text:span></text:p>
        </text:list-item>
        <text:list-item>
          <text:p text:style-name="P4"><text:span text:style-name="Strong_20_Emphasis"><text:span text:style-name="T10">Input de Informação, Retroinformação, Codificação</text:span></text:span><text:span text:style-name="T9">:</text:span></text:p>
          <text:list>
            <text:list-item>
              <text:p text:style-name="P3"><text:span text:style-name="Strong_20_Emphasis"><text:span text:style-name="T10">Input de Informação</text:span></text:span><text:span text:style-name="T9">: A academia recebe informações de várias fontes, como feedback dos clientes, dados de uso dos equipamentos, tendências de fitness, e regulamentos de saúde.</text:span></text:p>
            </text:list-item>
            <text:list-item>
              <text:p text:style-name="P3"><text:span text:style-name="Strong_20_Emphasis"><text:span text:style-name="T10">Retroinformação</text:span></text:span><text:span text:style-name="T9">: Feedback dos clientes e monitoramento do uso dos equipamentos são usados para fazer ajustes nas operações, programação de aulas, e manutenção.</text:span></text:p>
            </text:list-item>
            <text:list-item>
              <text:p text:style-name="P3"><text:span text:style-name="Strong_20_Emphasis"><text:span text:style-name="T10">Codificação</text:span></text:span><text:span text:style-name="T9">: A "codificação" aqui pode ser entendida como a aplicação de protocolos de treinamento e padrões operacionais baseados em melhores práticas e normas da indústria.</text:span></text:p>
            </text:list-item>
          </text:list>
        </text:list-item>
        <text:list-item>
          <text:p text:style-name="P4"><text:span text:style-name="Strong_20_Emphasis"><text:span text:style-name="T10">Homeostase Dinâmica</text:span></text:span><text:span text:style-name="T9">:</text:span><text:span text:style-name="Strong_20_Emphasis"><text:span text:style-name="T10"> </text:span></text:span><text:span text:style-name="T9"><text:s/>em uma academia envolve manter um ambiente estável e seguro para os clientes, ajustando a temperatura, qualidade do ar, limpeza, e condições dos equipamentos. A administração responde às flutuações na demanda e às necessidades dos clientes para manter um funcionamento equilibrado.</text:span></text:p>
        </text:list-item>
        <text:list-item>
          <text:p text:style-name="P4"><text:span text:style-name="Strong_20_Emphasis"><text:span text:style-name="T10">Diferenciação</text:span></text:span><text:span text:style-name="T9">:</text:span><text:span text:style-name="Strong_20_Emphasis"><text:span text:style-name="T10"> </text:span></text:span><text:span text:style-name="T9"><text:s/>ocorre na variedade de serviços oferecidos pela academia, como aulas de yoga, spinning, musculação, e personal training. Cada serviço atende a diferentes necessidades e preferências dos clientes, permitindo uma experiência de fitness personalizada.</text:span></text:p>
        </text:list-item>
        <text:list-item>
          <text:p text:style-name="P4"><text:span text:style-name="Strong_20_Emphasis"><text:span text:style-name="T10">Equifinalidade</text:span></text:span><text:span text:style-name="T9">:</text:span><text:span text:style-name="Strong_20_Emphasis"><text:span text:style-name="T10"> </text:span></text:span><text:span text:style-name="T9"><text:s/>significa que os clientes da academia podem alcançar seus objetivos de fitness através de diferentes caminhos. Alguns podem preferir musculação, outros podem optar por aulas de </text:span><text:span text:style-name="T11">dança</text:span><text:span text:style-name="T9">, e outros ainda podem seguir </text:span><text:soft-page-break/><text:span text:style-name="T11">em lutas</text:span><text:span text:style-name="T9">. Independentemente do método escolhido, todos podem alcançar uma melhor condição física.</text:span></text:p>
        </text:list-item>
      </text:list>
      <text:p text:style-name="P2"/>
      <text:h text:style-name="P1" text:outline-level="3">Sistema: Rinoceronte</text:h>
      <text:list xml:id="list265882132" text:style-name="L2">
        <text:list-item>
          <text:p text:style-name="P6"><text:span text:style-name="Strong_20_Emphasis"><text:span text:style-name="T10">Input de Energia</text:span></text:span><text:span text:style-name="T9">:</text:span><text:span text:style-name="Strong_20_Emphasis"><text:span text:style-name="T10"> </text:span></text:span><text:span text:style-name="T9"><text:s/>para um rinoceronte inclui alimentos vegetais, principalmente grama e folhas, e água. Estes fornecem os nutrientes e a energia necessária para todas as suas funções biológicas.</text:span></text:p>
        </text:list-item>
        <text:list-item>
          <text:p text:style-name="P6"><text:span text:style-name="Strong_20_Emphasis"><text:span text:style-name="T10">Transformação</text:span></text:span><text:span text:style-name="T9">: ocorre no sistema digestivo, onde o alimento ingerido é quebrado em nutrientes e energia (carboidratos, proteínas, gorduras) que o rinoceronte pode usar para crescimento, reparo e outras atividades metabólicas.</text:span></text:p>
        </text:list-item>
        <text:list-item>
          <text:p text:style-name="P6"><text:span text:style-name="Strong_20_Emphasis"><text:span text:style-name="T10">Output de Energia</text:span></text:span><text:span text:style-name="T9">: inclui o movimento (locomoção), calor corporal, crescimento, reparo de tecidos e excreção de resíduos metabólicos (fezes e urina).</text:span></text:p>
        </text:list-item>
        <text:list-item>
          <text:p text:style-name="P6"><text:span text:style-name="Strong_20_Emphasis"><text:span text:style-name="T10">Sistema como Ciclo de Eventos (Feedback)</text:span></text:span><text:span text:style-name="T9">: O sistema do rinoceronte opera com vários mecanismos de </text:span><text:span text:style-name="Strong_20_Emphasis"><text:span text:style-name="T10">feedback</text:span></text:span><text:span text:style-name="T9">. Por exemplo, a homeostase térmica é mantida através do feedback entre a temperatura corporal e a sudorese/vasodilatação para resfriamento. Hormônios regulam processos como a digestão e o metabolismo, com feedback para ajustar as taxas de metabolismo conforme as necessidades energéticas mudam.</text:span></text:p>
        </text:list-item>
        <text:list-item>
          <text:p text:style-name="P6"><text:span text:style-name="Strong_20_Emphasis"><text:span text:style-name="T10">Sintropia</text:span></text:span><text:span text:style-name="T9">:</text:span><text:span text:style-name="Strong_20_Emphasis"><text:span text:style-name="T10"> </text:span></text:span><text:span text:style-name="T9">refere-se à organização e ordem interna do corpo do rinoceronte. A partir do desenvolvimento embrionário, células se organizam e especializam-se para formar tecidos, órgãos e sistemas complexos (como o sistema cardiovascular ou esquelético), que operam de forma coordenada.</text:span></text:p>
        </text:list-item>
        <text:list-item>
          <text:p text:style-name="P6"><text:span text:style-name="Strong_20_Emphasis"><text:span text:style-name="T10">Input de Informação, Retroinformação, Codificação</text:span></text:span><text:span text:style-name="T9">:</text:span></text:p>
          <text:list>
            <text:list-item>
              <text:p text:style-name="P5"><text:span text:style-name="Strong_20_Emphasis"><text:span text:style-name="T10">Input de Informação</text:span></text:span><text:span text:style-name="T9">: O rinoceronte recebe informações do ambiente através dos sentidos (visão, olfato, audição, tato).</text:span></text:p>
            </text:list-item>
            <text:list-item>
              <text:p text:style-name="P5"><text:span text:style-name="Strong_20_Emphasis"><text:span text:style-name="T10">Retroinformação</text:span></text:span><text:span text:style-name="T9">: Feedback neural e hormonal regula funções internas. Por exemplo, o aumento dos níveis de glicose no sangue após uma refeição sinaliza ao pâncreas para liberar insulina.</text:span></text:p>
            </text:list-item>
            <text:list-item>
              <text:p text:style-name="P5"><text:span text:style-name="Strong_20_Emphasis"><text:span text:style-name="T10">Codificação</text:span></text:span><text:span text:style-name="T9">: O DNA do rinoceronte codifica informações genéticas para todas as suas proteínas e estruturas biológicas, determinando características físicas e funções biológicas.</text:span></text:p>
            </text:list-item>
          </text:list>
        </text:list-item>
        <text:list-item>
          <text:p text:style-name="P6"><text:span text:style-name="Strong_20_Emphasis"><text:span text:style-name="T10">Homeostase Dinâmica</text:span></text:span><text:span text:style-name="T9">: <text:s/>capacidade do rinoceronte de manter a estabilidade interna em resposta a mudanças externas. Exemplos incluem a regulação da temperatura corporal, balanço hídrico, e níveis de nutrientes no sangue.</text:span></text:p>
        </text:list-item>
        <text:list-item>
          <text:p text:style-name="P6"><text:span text:style-name="Strong_20_Emphasis"><text:span text:style-name="T10">Diferenciação</text:span></text:span><text:span text:style-name="T9">: <text:s/>células-tronco do rinoceronte se especializam em diferentes tipos celulares necessários para formar músculos, ossos, pele, etc. Isso permite a formação de órgãos e tecidos funcionais.</text:span></text:p>
        </text:list-item>
        <text:list-item>
          <text:p text:style-name="P6"><text:soft-page-break/><text:span text:style-name="Strong_20_Emphasis"><text:span text:style-name="T10">Equifinalidade</text:span></text:span><text:span text:style-name="T9">:</text:span><text:span text:style-name="Strong_20_Emphasis"><text:span text:style-name="T10"> </text:span></text:span><text:span text:style-name="T9"><text:s/>no contexto de um rinoceronte significa que ele pode alcançar um estado saudável e funcional por diferentes caminhos. Por exemplo, pode se adaptar a diferentes fontes de alimento ou ambientes, usando diferentes estratégias comportamentais e fisiológicas para sobreviver.</text:span></text:p>
        </text:list-item>
      </text:list>
      <text:p text:style-name="P2"/>
      <text:h text:style-name="P1" text:outline-level="3">Sistema: Árvore de Abacate</text:h>
      <text:list xml:id="list2994246257" text:style-name="L3">
        <text:list-item>
          <text:p text:style-name="P8"><text:span text:style-name="Strong_20_Emphasis"><text:span text:style-name="T10">Input de Energia</text:span></text:span><text:span text:style-name="T9">:</text:span><text:span text:style-name="Strong_20_Emphasis"><text:span text:style-name="T10"> </text:span></text:span><text:span text:style-name="T9"><text:s/>luz solar, água, dióxido de carbono (CO2), e nutrientes do solo. Estes recursos são absorvidos pelas folhas, raízes e outras partes da árvore.</text:span></text:p>
        </text:list-item>
        <text:list-item>
          <text:p text:style-name="P8"><text:span text:style-name="Strong_20_Emphasis"><text:span text:style-name="T10">Transformação</text:span></text:span><text:span text:style-name="T9">:</text:span><text:span text:style-name="Strong_20_Emphasis"><text:span text:style-name="T10"> </text:span></text:span><text:span text:style-name="T9"><text:s/>ocorre através do processo de fotossíntese, onde a luz solar, CO2 e água são convertidos em glicose e oxigênio. A glicose é utilizada para o crescimento da árvore, desenvolvimento de folhas, flores, frutos e raízes. Outros processos incluem a respiração e a transpiração.</text:span></text:p>
        </text:list-item>
        <text:list-item>
          <text:p text:style-name="P8"><text:span text:style-name="Strong_20_Emphasis"><text:span text:style-name="T10">Output de Energia</text:span></text:span><text:span text:style-name="T9">:</text:span><text:span text:style-name="Strong_20_Emphasis"><text:span text:style-name="T10"> </text:span></text:span><text:span text:style-name="T9"><text:s/>inclui o crescimento visível da árvore (folhas, ramos, frutos), a produção de oxigênio como subproduto da fotossíntese, e a liberação de água através da transpiração. Os frutos, que são os abacates, representam uma forma concentrada de energia armazenada.</text:span></text:p>
        </text:list-item>
        <text:list-item>
          <text:p text:style-name="P8"><text:span text:style-name="Strong_20_Emphasis"><text:span text:style-name="T10">Sistema como Ciclo de Eventos (Feedback)</text:span></text:span><text:span text:style-name="T9">: A árvore responde ao ambiente através de mecanismos de feedback. Por exemplo, se a árvore recebe menos água, ela pode reduzir a transpiração e o crescimento das folhas. Se o nível de nutrientes no solo é baixo, a árvore pode direcionar mais recursos para as raízes para absorver mais nutrientes.</text:span></text:p>
        </text:list-item>
        <text:list-item>
          <text:p text:style-name="P8"><text:span text:style-name="Strong_20_Emphasis"><text:span text:style-name="T10">Sintropia</text:span></text:span><text:span text:style-name="T9">:</text:span><text:span text:style-name="Strong_20_Emphasis"><text:span text:style-name="T10"> </text:span></text:span><text:span text:style-name="T9"><text:s/>pode ser observada na estrutura organizada da árvore, desde a disposição das folhas para maximizar a captura de luz solar até o crescimento das raízes para otimizar a absorção de água e nutrientes. Essa organização eficiente permite que a árvore mantenha um estado de alta ordem e funcionalidade.</text:span></text:p>
        </text:list-item>
        <text:list-item>
          <text:p text:style-name="P8"><text:span text:style-name="Strong_20_Emphasis"><text:span text:style-name="T10">Input de Informação, Retroinformação, Codificação</text:span></text:span><text:span text:style-name="T9">:</text:span></text:p>
          <text:list>
            <text:list-item>
              <text:p text:style-name="P7"><text:span text:style-name="Strong_20_Emphasis"><text:span text:style-name="T10">Input de Informação</text:span></text:span><text:span text:style-name="T9">: A árvore percebe informações do ambiente, como a quantidade de luz, água, e nutrientes disponíveis.</text:span></text:p>
            </text:list-item>
            <text:list-item>
              <text:p text:style-name="P7"><text:span text:style-name="Strong_20_Emphasis"><text:span text:style-name="T10">Retroinformação</text:span></text:span><text:span text:style-name="T9">: A árvore ajusta seus processos internos com base nas condições ambientais. Por exemplo, em períodos de seca, a árvore pode fechar seus estômatos para conservar água.</text:span></text:p>
            </text:list-item>
            <text:list-item>
              <text:p text:style-name="P7"><text:span text:style-name="Strong_20_Emphasis"><text:span text:style-name="T10">Codificação</text:span></text:span><text:span text:style-name="T9">: A resposta da árvore às mudanças no ambiente é "codificada" em processos biológicos e fisiológicos que regulam o crescimento, a fotossíntese e outros processos vitais.</text:span></text:p>
            </text:list-item>
          </text:list>
        </text:list-item>
        <text:list-item>
          <text:p text:style-name="P8"><text:span text:style-name="Strong_20_Emphasis"><text:span text:style-name="T10">Homeostase Dinâmica</text:span></text:span><text:span text:style-name="T9">:</text:span><text:span text:style-name="Strong_20_Emphasis"><text:span text:style-name="T10"> </text:span></text:span><text:span text:style-name="T9"><text:s/>envolve a capacidade da árvore de manter um equilíbrio interno estável apesar das variações externas. Isso inclui a regulação da transpiração, a distribuição de nutrientes, e a resposta ao estresse hídrico ou de temperatura.</text:span></text:p>
        </text:list-item>
        <text:list-item>
          <text:p text:style-name="P8"><text:soft-page-break/><text:span text:style-name="Strong_20_Emphasis"><text:span text:style-name="T10">Diferenciação</text:span></text:span><text:span text:style-name="T9">:</text:span><text:span text:style-name="Strong_20_Emphasis"><text:span text:style-name="T10"> </text:span></text:span><text:span text:style-name="T9"><text:s/>ocorre nas diferentes partes da árvore que têm funções especializadas. As folhas realizam a fotossíntese, as raízes absorvem água e nutrientes, as flores se desenvolvem em frutos, e o tronco suporta a estrutura da árvore e transporta nutrientes e água.</text:span></text:p>
        </text:list-item>
        <text:list-item>
          <text:p text:style-name="P8"><text:span text:style-name="Strong_20_Emphasis"><text:span text:style-name="T10">Equifinalidade</text:span></text:span><text:span text:style-name="T9">:</text:span><text:span text:style-name="Strong_20_Emphasis"><text:span text:style-name="T10"> </text:span></text:span><text:span text:style-name="T9"><text:s/>significa que a árvore de abacate pode alcançar seu estado final de produção de frutos através de diferentes caminhos. Pode crescer em diversos tipos de solo, sob diferentes condições climáticas, e ainda assim produzir abacates, adaptando-se às condições específicas de seu ambiente.</text:span>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16:30:19.750926418</meta:creation-date>
    <dc:date>2024-05-25T16:53:54.905089891</dc:date>
    <meta:editing-duration>PT3M14S</meta:editing-duration>
    <meta:editing-cycles>1</meta:editing-cycles>
    <meta:document-statistic meta:table-count="0" meta:image-count="0" meta:object-count="0" meta:page-count="4" meta:paragraph-count="39" meta:word-count="1141" meta:character-count="7761" meta:non-whitespace-character-count="6677"/>
    <meta:generator>LibreOffice/7.3.7.2$Linux_X86_64 LibreOffice_project/30$Build-2</meta:generator>
  </office:meta>
</office:document-meta>
</file>